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24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a xlink:type="simple" xlink:href="http://loc-in-lyon.clement-fermaud.com">http://loc-in-lyon.clement-fermaud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